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 style:font-adornments="Liberation Sans1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34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244in"/>
    </style:style>
    <style:style style:name="co4" style:family="table-column">
      <style:table-column-properties fo:break-before="auto" style:column-width="0.5264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6291in"/>
    </style:style>
    <style:style style:name="co7" style:family="table-column">
      <style:table-column-properties fo:break-before="auto" style:column-width="0.3709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2.49pt solid #000000" style:shrink-to-fit="false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shrink-to-fit="false" fo:border-top="none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3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shrink-to-fit="false" fo:border-top="none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4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none" style:shrink-to-fit="false" fo:border-top="2.49pt solid #000000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none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7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2.49pt solid #000000" style:shrink-to-fit="false" fo:border-top="2.49pt solid #000000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fo:border-right="2.49pt solid #000000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19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2.49pt solid #000000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ce15"/>
        <table:table-column table:style-name="co2" table:default-cell-style-name="ce14"/>
        <table:table-column table:style-name="co7" table:default-cell-style-name="ce15"/>
        <table:table-column table:style-name="co2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8"/>
        <table:table-row table:style-name="ro1">
          <table:table-cell table:style-name="ce1"/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float|char</text:p>
          </table:table-cell>
          <table:table-cell table:style-name="ce4" office:value-type="string" calcext:value-type="string">
            <text:p>[a-zA-Z_]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[1-9]</text:p>
          </table:table-cell>
          <table:table-cell table:style-name="ce4" office:value-type="string" calcext:value-type="string">
            <text:p>\s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;</text:p>
          </table:table-cell>
          <table:table-cell table:style-name="ce7" office:value-type="string" calcext:value-type="string">
            <text:p>\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A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3"/>
          <table:table-cell table:style-name="ce14" office:value-type="string" calcext:value-type="string">
            <text:p><text:s text:c="4"/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2 1</text:p>
          </table:table-cell>
          <table:table-cell table:number-columns-repeated="2" office:value-type="string" calcext:value-type="string">
            <text:p>10 1</text:p>
          </table:table-cell>
          <table:table-cell table:style-name="ce14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2 1</text:p>
          </table:table-cell>
          <table:table-cell table:style-name="ce14" office:value-type="string" calcext:value-type="string">
            <text:p>10 1</text:p>
          </table:table-cell>
          <table:table-cell table:number-columns-repeated="2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0 1</text:p>
          </table:table-cell>
          <table:table-cell table:number-columns-repeated="3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10 1</text:p>
          </table:table-cell>
          <table:table-cell table:number-columns-repeated="4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13 1</text:p>
          </table:table-cell>
          <table:table-cell office:value-type="string" calcext:value-type="string">
            <text:p>11 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13 1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13 1</text:p>
          </table:table-cell>
          <table:table-cell office:value-type="string" calcext:value-type="string">
            <text:p>14 2</text:p>
          </table:table-cell>
          <table:table-cell table:style-name="ce14" office:value-type="string" calcext:value-type="string">
            <text:p>11 2</text:p>
          </table:table-cell>
          <table:table-cell table:style-name="ce14" office:value-type="string" calcext:value-type="string">
            <text:p>15 2</text:p>
          </table:table-cell>
          <table:table-cell/>
          <table:table-cell table:style-name="ce14" office:value-type="string" calcext:value-type="string">
            <text:p>0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" calcext:value-type="float">
            <text:p>1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6" table:number-columns-repeated="6"/>
          <table:table-cell table:number-columns-repeated="2"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6" office:value-type="float" office:value="14" calcext:value-type="float">
            <text:p>14</text:p>
          </table:table-cell>
          <table:table-cell table:style-name="ce16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 style:font-adornments="Liberation Sans1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8pt" fo:font-style="normal" fo:font-weight="bold" style:font-size-asian="18pt" style:font-size-complex="18pt"/>
    </style:style>
    <style:style style:name="Heading_20_2" style:display-name="Heading 2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2pt" fo:font-style="normal" fo:font-weight="bold" style:font-size-asian="12pt" style:font-size-complex="12pt"/>
    </style:style>
    <style:style style:name="Tex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2.49pt solid #808080" style:shrink-to-fit="false" style:vertical-align="automatic" loext:vertical-justify="auto"/>
      <style:paragraph-properties css3t:text-justify="auto"/>
      <style:text-properties fo:color="#000000" style:font-name="Liberation Sans1" fo:font-family="'Liberation Sans1'" style:font-style-name="Liberation Sans1" fo:font-size="10pt" fo:font-style="normal" fo:font-weight="normal"/>
    </style:style>
    <style:style style:name="Footnote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style:text-underline-style="solid" style:text-underline-width="auto" style:text-underline-color="#000000" fo:font-weight="normal"/>
    </style:style>
    <style:style style:name="Status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Good" style:family="table-cell" style:parent-style-name="Default">
      <style:table-cell-properties fo:background-color="#cc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eutral" style:family="table-cell" style:parent-style-name="Default">
      <style:table-cell-properties fo:background-color="#ff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Bad" style:family="table-cell" style:parent-style-name="Default">
      <style:table-cell-properties fo:background-color="#ffcc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Warn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Error" style:family="table-cell" style:parent-style-name="Default">
      <style:table-cell-properties fo:background-color="#cc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_20_1" style:display-name="Accent 1" style:family="table-cell" style:parent-style-name="Default">
      <style:table-cell-properties fo:background-color="#00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2" style:display-name="Accent 2" style:family="table-cell" style:parent-style-name="Default">
      <style:table-cell-properties fo:background-color="#80808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3" style:display-name="Accent 3" style:family="table-cell" style:parent-style-name="Default">
      <style:table-cell-properties fo:background-color="#dddddd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Resul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01:31:39.608176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31T01:31:52.971795730</dc:date>
    <meta:editing-duration>PT52M14S</meta:editing-duration>
    <meta:editing-cycles>6</meta:editing-cycles>
    <meta:document-statistic meta:table-count="1" meta:cell-count="117" meta:object-count="0"/>
  </office:meta>
</office:document-meta>
</file>